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1856" calcext:value-type="float">
            <text:p>38.4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8992" calcext:value-type="float">
            <text:p>39.1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6784" calcext:value-type="float">
            <text:p>39.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2432" calcext:value-type="float">
            <text:p>40.0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6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5104" calcext:value-type="float">
            <text:p>40.0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68424" calcext:value-type="float">
            <text:p>39.9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42288" calcext:value-type="float">
            <text:p>39.6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1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7552" calcext:value-type="float">
            <text:p>39.0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1064" calcext:value-type="float">
            <text:p>39.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3736" calcext:value-type="float">
            <text:p>39.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30096" calcext:value-type="float">
            <text:p>39.6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1808" calcext:value-type="float">
            <text:p>39.6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17776" calcext:value-type="float">
            <text:p>40.1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7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16608" calcext:value-type="float">
            <text:p>39.9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524099405901</text:p>
          </table:table-cell>
          <table:table-cell office:value-type="string" calcext:value-type="string">
            <text:p>5N 21W 3DD:G-129219</text:p>
          </table:table-cell>
          <table:table-cell office:value-type="string" calcext:value-type="string">
            <text:p>200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